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215" draw:master-page-name="Master1-Layout1-title-Titelfolie" presentation:presentation-page-layout-name="Master1-PPL1" draw:id="Slide-256">
        <draw:frame draw:id="id25" presentation:style-name="a219" draw:name="Titel 1" svg:x="1.0625in" svg:y="1.80035in" svg:width="6.375in" svg:height="3.82986in" presentation:class="title" presentation:placeholder="false">
          <draw:text-box>
            <text:p text:style-name="a218" text:class-names="" text:cond-style-name=""><text:span text:style-name="a216" text:class-names="">Test PDF Converter</text:span><text:span text:style-name="a21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0625in" svg:y="1.80035in" svg:width="6.375in" svg:height="3.82986in"/>
      <presentation:placeholder presentation:object="subtitle" svg:x="1.0625in" svg:y="5.77778in" svg:width="6.375in" svg:height="2.65625in"/>
    </style:presentation-page-layout>
    <style:presentation-page-layout style:name="Master1-PPL2" style:display-name="Titel und Inhalt">
      <presentation:placeholder presentation:object="title" svg:x="0.58507in" svg:y="0.58507in" svg:width="7.32986in" svg:height="2.12674in"/>
      <presentation:placeholder presentation:object="object" svg:x="0.58507in" svg:y="2.92882in" svg:width="7.32986in" svg:height="6.97917in"/>
    </style:presentation-page-layout>
    <style:presentation-page-layout style:name="Master1-PPL3" style:display-name="Abschnitts-&#10;überschrift">
      <presentation:placeholder presentation:object="title" svg:x="0.57986in" svg:y="2.74306in" svg:width="7.3316in" svg:height="4.57465in"/>
      <presentation:placeholder presentation:object="outline" svg:x="0.57986in" svg:y="7.36111in" svg:width="7.3316in" svg:height="2.40625in"/>
    </style:presentation-page-layout>
    <style:presentation-page-layout style:name="Master1-PPL4" style:display-name="Zwei Inhalte">
      <presentation:placeholder presentation:object="title" svg:x="0.58507in" svg:y="0.58507in" svg:width="7.32986in" svg:height="2.12674in"/>
      <presentation:placeholder presentation:object="object" svg:x="0.58507in" svg:y="2.92882in" svg:width="3.5816in" svg:height="6.97917in"/>
      <presentation:placeholder presentation:object="object" svg:x="4.33333in" svg:y="2.92882in" svg:width="3.5816in" svg:height="6.97917in"/>
    </style:presentation-page-layout>
    <style:presentation-page-layout style:name="Master1-PPL5" style:display-name="Vergleich">
      <presentation:placeholder presentation:object="title" svg:x="0.58507in" svg:y="0.58507in" svg:width="7.3316in" svg:height="2.12674in"/>
      <presentation:placeholder presentation:object="outline" svg:x="0.58507in" svg:y="2.69618in" svg:width="3.59549in" svg:height="1.32118in"/>
      <presentation:placeholder presentation:object="object" svg:x="0.58507in" svg:y="4.01736in" svg:width="3.59549in" svg:height="5.91146in"/>
      <presentation:placeholder presentation:object="outline" svg:x="4.30382in" svg:y="2.69618in" svg:width="3.61285in" svg:height="1.32118in"/>
      <presentation:placeholder presentation:object="object" svg:x="4.30382in" svg:y="4.01736in" svg:width="3.61285in" svg:height="5.91146in"/>
    </style:presentation-page-layout>
    <style:presentation-page-layout style:name="Master1-PPL6" style:display-name="Nur Titel">
      <presentation:placeholder presentation:object="title" svg:x="0.58507in" svg:y="0.58507in" svg:width="7.32986in" svg:height="2.12674in"/>
    </style:presentation-page-layout>
    <style:presentation-page-layout style:name="Master1-PPL7" style:display-name="Leer"/>
    <style:presentation-page-layout style:name="Master1-PPL8" style:display-name="Inhalt mit Überschrift">
      <presentation:placeholder presentation:object="title" svg:x="0.58507in" svg:y="0.73264in" svg:width="2.74132in" svg:height="2.56771in"/>
      <presentation:placeholder presentation:object="object" svg:x="3.61285in" svg:y="1.58333in" svg:width="4.30382in" svg:height="7.81771in"/>
      <presentation:placeholder presentation:object="outline" svg:x="0.58507in" svg:y="3.30035in" svg:width="2.74132in" svg:height="6.11285in"/>
    </style:presentation-page-layout>
    <style:presentation-page-layout style:name="Master1-PPL9" style:display-name="Bild mit Überschrift">
      <presentation:placeholder presentation:object="title" svg:x="0.58507in" svg:y="0.73264in" svg:width="2.74132in" svg:height="2.56771in"/>
      <presentation:placeholder presentation:object="graphic" svg:x="3.61285in" svg:y="1.58333in" svg:width="4.30382in" svg:height="7.81771in"/>
      <presentation:placeholder presentation:object="outline" svg:x="0.58507in" svg:y="3.30035in" svg:width="2.74132in" svg:height="6.11285in"/>
    </style:presentation-page-layout>
    <style:presentation-page-layout style:name="Master1-PPL10" style:display-name="Titel und vertikaler Text">
      <presentation:placeholder presentation:object="title" svg:x="0.58507in" svg:y="0.58507in" svg:width="7.32986in" svg:height="2.12674in"/>
      <presentation:placeholder presentation:object="outline" svg:x="0.58507in" svg:y="2.92882in" svg:width="7.32986in" svg:height="6.97917in"/>
    </style:presentation-page-layout>
    <style:presentation-page-layout style:name="Master1-PPL11" style:display-name="Vertikaler Titel und Text">
      <presentation:placeholder presentation:object="title" svg:x="6.08333in" svg:y="0.58507in" svg:width="1.8316in" svg:height="9.32292in"/>
      <presentation:placeholder presentation:object="outline" svg:x="0.58507in" svg:y="0.58507in" svg:width="5.3316in" svg:height="9.32292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MP0" style:page-layout-name="pageLayout1" draw:style-name="a0"/>
    <style:master-page style:name="Master1-Layout1-title-Titelfolie" style:page-layout-name="pageLayout1" draw:style-name="a1">
      <draw:frame draw:id="id0" presentation:style-name="a5" draw:name="Titel 1" svg:x="1.0625in" svg:y="1.80035in" svg:width="6.375in" svg:height="3.82986in" presentation:class="title" presentation:placeholder="false">
        <draw:text-box>
          <text:p text:style-name="a4" text:class-names="" text:cond-style-name=""><text:span text:style-name="a2" text:class-names="">Titelmasterformat durch Klicken bearbeiten</text:span><text:span text:style-name="a3" text:class-names=""/></text:p>
        </draw:text-box>
        <svg:title/>
        <svg:desc/>
      </draw:frame>
      <draw:frame draw:id="id1" presentation:style-name="a9" draw:name="Untertitel 2" svg:x="1.0625in" svg:y="5.77778in" svg:width="6.375in" svg:height="2.65625in" presentation:class="subtitle" presentation:placeholder="false">
        <draw:text-box>
          <text:p text:style-name="a8" text:class-names="" text:cond-style-name=""><text:span text:style-name="a6" text:class-names="">Formatvorlage des Untertitelmasters durch Klicken bearbeiten</text:span><text:span text:style-name="a7" text:class-names=""/></text:p>
        </draw:text-box>
        <svg:title/>
        <svg:desc/>
      </draw:frame>
    </style:master-page>
    <style:master-page style:name="Master1-Layout2-obj-Titel-und-Inhalt" style:page-layout-name="pageLayout1" draw:style-name="a10">
      <draw:frame draw:id="id2" presentation:style-name="a14" draw:name="Titel 1" svg:x="0.58507in" svg:y="0.58507in" svg:width="7.32986in" svg:height="2.12674in" presentation:class="title" presentation:placeholder="false">
        <draw:text-box>
          <text:p text:style-name="a13" text:class-names="" text:cond-style-name=""><text:span text:style-name="a11" text:class-names="">Titelmasterformat durch Klicken bearbeiten</text:span><text:span text:style-name="a12" text:class-names=""/></text:p>
        </draw:text-box>
        <svg:title/>
        <svg:desc/>
      </draw:frame>
      <draw:frame draw:id="id3" presentation:style-name="a31" draw:name="Inhaltsplatzhalter 2" svg:x="0.58507in" svg:y="2.92882in" svg:width="7.32986in" svg:height="6.97917in" presentation:class="object" presentation:placeholder="false">
        <draw:text-box>
          <text:list text:style-name="a17">
            <text:list-item>
              <text:p text:style-name="a16" text:class-names="" text:cond-style-name=""><text:span text:style-name="a15" text:class-names="">Textmasterformat bearbeiten</text:span></text:p>
            </text:list-item>
          </text:list>
          <text:list text:style-name="a20">
            <text:list-item>
              <text:list text:style-name="a20">
                <text:list-item>
                  <text:p text:style-name="a19" text:class-names="" text:cond-style-name=""><text:span text:style-name="a18" text:class-names="">Zweite Ebene</text:span></text:p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p text:style-name="a22" text:class-names="" text:cond-style-name=""><text:span text:style-name="a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p text:style-name="a25" text:class-names="" text:cond-style-name=""><text:span text:style-name="a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p text:style-name="a29" text:class-names="" text:cond-style-name=""><text:span text:style-name="a27" text:class-names="">Fünfte Ebene</text:span><text:span text:style-name="a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3-secHead-Abschnitts-&#10;überschrift" style:page-layout-name="pageLayout1" draw:style-name="a32">
      <draw:frame draw:id="id4" presentation:style-name="a36" draw:name="Titel 1" svg:x="0.57986in" svg:y="2.74306in" svg:width="7.3316in" svg:height="4.57465in" presentation:class="title" presentation:placeholder="false">
        <draw:text-box>
          <text:p text:style-name="a35" text:class-names="" text:cond-style-name=""><text:span text:style-name="a33" text:class-names="">Titelmasterformat durch Klicken bearbeiten</text:span><text:span text:style-name="a34" text:class-names=""/></text:p>
        </draw:text-box>
        <svg:title/>
        <svg:desc/>
      </draw:frame>
      <draw:frame draw:id="id5" presentation:style-name="a40" draw:name="Textplatzhalter 2" svg:x="0.57986in" svg:y="7.36111in" svg:width="7.3316in" svg:height="2.40625in" presentation:class="outline" presentation:placeholder="false">
        <draw:text-box>
          <text:list text:style-name="a39">
            <text:list-item>
              <text:p text:style-name="a38" text:class-names="" text:cond-style-name=""><text:span text:style-name="a37" text:class-names="">Textmasterformat bearbeiten</text:span></text:p>
            </text:list-item>
          </text:list>
        </draw:text-box>
        <svg:title/>
        <svg:desc/>
      </draw:frame>
    </style:master-page>
    <style:master-page style:name="Master1-Layout4-twoObj-Zwei-Inhalte" style:page-layout-name="pageLayout1" draw:style-name="a41">
      <draw:frame draw:id="id6" presentation:style-name="a45" draw:name="Titel 1" svg:x="0.58507in" svg:y="0.58507in" svg:width="7.32986in" svg:height="2.12674in" presentation:class="title" presentation:placeholder="false">
        <draw:text-box>
          <text:p text:style-name="a44" text:class-names="" text:cond-style-name=""><text:span text:style-name="a42" text:class-names="">Titelmasterformat durch Klicken bearbeiten</text:span><text:span text:style-name="a43" text:class-names=""/></text:p>
        </draw:text-box>
        <svg:title/>
        <svg:desc/>
      </draw:frame>
      <draw:frame draw:id="id7" presentation:style-name="a62" draw:name="Inhaltsplatzhalter 2" svg:x="0.58507in" svg:y="2.92882in" svg:width="3.5816in" svg:height="6.97917in" presentation:class="object" presentation:placeholder="false">
        <draw:text-box>
          <text:list text:style-name="a48">
            <text:list-item>
              <text:p text:style-name="a47" text:class-names="" text:cond-style-name=""><text:span text:style-name="a46" text:class-names="">Textmasterformat bearbeiten</text:span></text:p>
            </text:list-item>
          </text:list>
          <text:list text:style-name="a51">
            <text:list-item>
              <text:list text:style-name="a51">
                <text:list-item>
                  <text:p text:style-name="a50" text:class-names="" text:cond-style-name=""><text:span text:style-name="a49" text:class-names="">Zweite Ebene</text:span></text:p>
                </text:list-item>
              </text:list>
            </text:list-item>
          </text:list>
          <text:list text:style-name="a54">
            <text:list-item>
              <text:list text:style-name="a54">
                <text:list-item>
                  <text:list text:style-name="a54">
                    <text:list-item>
                      <text:p text:style-name="a53" text:class-names="" text:cond-style-name=""><text:span text:style-name="a52" text:class-names="">Dritte Ebene</text:span></text:p>
                    </text:list-item>
                  </text:list>
                </text:list-item>
              </text:list>
            </text:list-item>
          </text:list>
          <text:list text:style-name="a57">
            <text:list-item>
              <text:list text:style-name="a57">
                <text:list-item>
                  <text:list text:style-name="a57">
                    <text:list-item>
                      <text:list text:style-name="a57">
                        <text:list-item>
                          <text:p text:style-name="a56" text:class-names="" text:cond-style-name=""><text:span text:style-name="a5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">
            <text:list-item>
              <text:list text:style-name="a61">
                <text:list-item>
                  <text:list text:style-name="a61">
                    <text:list-item>
                      <text:list text:style-name="a61">
                        <text:list-item>
                          <text:list text:style-name="a61">
                            <text:list-item>
                              <text:p text:style-name="a60" text:class-names="" text:cond-style-name=""><text:span text:style-name="a58" text:class-names="">Fünfte Ebene</text:span><text:span text:style-name="a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79" draw:name="Inhaltsplatzhalter 3" svg:x="4.33333in" svg:y="2.92882in" svg:width="3.5816in" svg:height="6.97917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Textmasterformat bearbeite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Zweite Ebene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Dritte Ebene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ünfte Ebene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5-twoTxTwoObj-Vergleich" style:page-layout-name="pageLayout1" draw:style-name="a80">
      <draw:frame draw:id="id9" presentation:style-name="a84" draw:name="Titel 1" svg:x="0.58507in" svg:y="0.58507in" svg:width="7.3316in" svg:height="2.12674in" presentation:class="title" presentation:placeholder="false">
        <draw:text-box>
          <text:p text:style-name="a83" text:class-names="" text:cond-style-name=""><text:span text:style-name="a81" text:class-names="">Titelmasterformat durch Klicken bearbeiten</text:span><text:span text:style-name="a82" text:class-names=""/></text:p>
        </draw:text-box>
        <svg:title/>
        <svg:desc/>
      </draw:frame>
      <draw:frame draw:id="id10" presentation:style-name="a88" draw:name="Textplatzhalter 2" svg:x="0.58507in" svg:y="2.69618in" svg:width="3.59549in" svg:height="1.32118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>Textmasterformat bearbeiten</text:span></text:p>
            </text:list-item>
          </text:list>
        </draw:text-box>
        <svg:title/>
        <svg:desc/>
      </draw:frame>
      <draw:frame draw:id="id11" presentation:style-name="a105" draw:name="Inhaltsplatzhalter 3" svg:x="0.58507in" svg:y="4.01736in" svg:width="3.59549in" svg:height="5.91146in" presentation:class="object" presentation:placeholder="false">
        <draw:text-box>
          <text:list text:style-name="a91">
            <text:list-item>
              <text:p text:style-name="a90" text:class-names="" text:cond-style-name=""><text:span text:style-name="a89" text:class-names="">Textmasterformat bearbeiten</text:span></text:p>
            </text:list-item>
          </text:list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Zweite Ebene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1" text:class-names="">Fünfte Ebene</text:span><text:span text:style-name="a1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109" draw:name="Textplatzhalter 4" svg:x="4.30382in" svg:y="2.69618in" svg:width="3.61285in" svg:height="1.32118in" presentation:class="outline" presentation:placeholder="false">
        <draw:text-box>
          <text:list text:style-name="a108">
            <text:list-item>
              <text:p text:style-name="a107" text:class-names="" text:cond-style-name=""><text:span text:style-name="a106" text:class-names="">Textmasterformat bearbeiten</text:span></text:p>
            </text:list-item>
          </text:list>
        </draw:text-box>
        <svg:title/>
        <svg:desc/>
      </draw:frame>
      <draw:frame draw:id="id13" presentation:style-name="a126" draw:name="Inhaltsplatzhalter 5" svg:x="4.30382in" svg:y="4.01736in" svg:width="3.61285in" svg:height="5.91146in" presentation:class="object" presentation:placeholder="false">
        <draw:text-box>
          <text:list text:style-name="a112">
            <text:list-item>
              <text:p text:style-name="a111" text:class-names="" text:cond-style-name=""><text:span text:style-name="a110" text:class-names="">Textmasterformat bearbeiten</text:span></text:p>
            </text:list-item>
          </text:list>
          <text:list text:style-name="a115">
            <text:list-item>
              <text:list text:style-name="a115">
                <text:list-item>
                  <text:p text:style-name="a114" text:class-names="" text:cond-style-name=""><text:span text:style-name="a113" text:class-names="">Zweite Ebene</text:span></text:p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p text:style-name="a117" text:class-names="" text:cond-style-name=""><text:span text:style-name="a1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p text:style-name="a120" text:class-names="" text:cond-style-name=""><text:span text:style-name="a1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2" text:class-names="">Fünfte Ebene</text:span><text:span text:style-name="a1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6-titleOnly-Nur-Titel" style:page-layout-name="pageLayout1" draw:style-name="a127">
      <draw:frame draw:id="id14" presentation:style-name="a131" draw:name="Titel 1" svg:x="0.58507in" svg:y="0.58507in" svg:width="7.32986in" svg:height="2.12674in" presentation:class="title" presentation:placeholder="false">
        <draw:text-box>
          <text:p text:style-name="a130" text:class-names="" text:cond-style-name=""><text:span text:style-name="a128" text:class-names="">Titelmasterformat durch Klicken bearbeiten</text:span><text:span text:style-name="a129" text:class-names=""/></text:p>
        </draw:text-box>
        <svg:title/>
        <svg:desc/>
      </draw:frame>
    </style:master-page>
    <style:master-page style:name="Master1-Layout7-blank-Leer" style:page-layout-name="pageLayout1" draw:style-name="a132"/>
    <style:master-page style:name="Master1-Layout8-objTx-Inhalt-mit-Überschrift" style:page-layout-name="pageLayout1" draw:style-name="a133">
      <draw:frame draw:id="id15" presentation:style-name="a137" draw:name="Titel 1" svg:x="0.58507in" svg:y="0.73264in" svg:width="2.74132in" svg:height="2.56771in" presentation:class="title" presentation:placeholder="false">
        <draw:text-box>
          <text:p text:style-name="a136" text:class-names="" text:cond-style-name=""><text:span text:style-name="a134" text:class-names="">Titelmasterformat durch Klicken bearbeiten</text:span><text:span text:style-name="a135" text:class-names=""/></text:p>
        </draw:text-box>
        <svg:title/>
        <svg:desc/>
      </draw:frame>
      <draw:frame draw:id="id16" presentation:style-name="a154" draw:name="Inhaltsplatzhalter 2" svg:x="3.61285in" svg:y="1.58333in" svg:width="4.30382in" svg:height="7.81771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Textmasterformat bearbeiten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Zweite Ebene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ünfte Ebene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58" draw:name="Textplatzhalter 3" svg:x="0.58507in" svg:y="3.30035in" svg:width="2.74132in" svg:height="6.11285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Textmasterformat bearbeiten</text:span></text:p>
            </text:list-item>
          </text:list>
        </draw:text-box>
        <svg:title/>
        <svg:desc/>
      </draw:frame>
    </style:master-page>
    <style:master-page style:name="Master1-Layout9-picTx-Bild-mit-Überschrift" style:page-layout-name="pageLayout1" draw:style-name="a159">
      <draw:frame draw:id="id18" presentation:style-name="a163" draw:name="Titel 1" svg:x="0.58507in" svg:y="0.73264in" svg:width="2.74132in" svg:height="2.56771in" presentation:class="title" presentation:placeholder="false">
        <draw:text-box>
          <text:p text:style-name="a162" text:class-names="" text:cond-style-name=""><text:span text:style-name="a160" text:class-names="">Titelmasterformat durch Klicken bearbeiten</text:span><text:span text:style-name="a161" text:class-names=""/></text:p>
        </draw:text-box>
        <svg:title/>
        <svg:desc/>
      </draw:frame>
      <draw:frame draw:id="id19" presentation:style-name="a166" draw:name="Bildplatzhalter 2" svg:x="3.61285in" svg:y="1.58333in" svg:width="4.30382in" svg:height="7.81771in" presentation:class="graphic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20" presentation:style-name="a170" draw:name="Textplatzhalter 3" svg:x="0.58507in" svg:y="3.30035in" svg:width="2.74132in" svg:height="6.11285in" presentation:class="outline" presentation:placeholder="false">
        <draw:text-box>
          <text:list text:style-name="a169">
            <text:list-item>
              <text:p text:style-name="a168" text:class-names="" text:cond-style-name=""><text:span text:style-name="a167" text:class-names="">Textmasterformat bearbeiten</text:span></text:p>
            </text:list-item>
          </text:list>
        </draw:text-box>
        <svg:title/>
        <svg:desc/>
      </draw:frame>
    </style:master-page>
    <style:master-page style:name="Master1-Layout10-vertTx-Titel-und-vertikaler-Text" style:page-layout-name="pageLayout1" draw:style-name="a171">
      <draw:frame draw:id="id21" presentation:style-name="a175" draw:name="Titel 1" svg:x="0.58507in" svg:y="0.58507in" svg:width="7.32986in" svg:height="2.12674in" presentation:class="title" presentation:placeholder="false">
        <draw:text-box>
          <text:p text:style-name="a174" text:class-names="" text:cond-style-name=""><text:span text:style-name="a172" text:class-names="">Titelmasterformat durch Klicken bearbeiten</text:span><text:span text:style-name="a173" text:class-names=""/></text:p>
        </draw:text-box>
        <svg:title/>
        <svg:desc/>
      </draw:frame>
      <draw:frame draw:id="id22" presentation:style-name="a192" draw:name="Vertikaler Textplatzhalter 2" svg:x="0.58507in" svg:y="2.92882in" svg:width="7.32986in" svg:height="6.97917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Textmasterformat bearbeite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Zweite Ebene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ünfte Ebene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11-vertTitleAndTx-Vertikaler-Titel-und-Text" style:page-layout-name="pageLayout1" draw:style-name="a193">
      <draw:frame draw:id="id23" presentation:style-name="a197" draw:name="Vertikaler Titel 1" svg:x="6.08333in" svg:y="0.58507in" svg:width="1.8316in" svg:height="9.32292in" presentation:class="title" presentation:placeholder="false">
        <draw:text-box>
          <text:p text:style-name="a196" text:class-names="" text:cond-style-name=""><text:span text:style-name="a194" text:class-names="">Titelmasterformat durch Klicken bearbeiten</text:span><text:span text:style-name="a195" text:class-names=""/></text:p>
        </draw:text-box>
        <svg:title/>
        <svg:desc/>
      </draw:frame>
      <draw:frame draw:id="id24" presentation:style-name="a214" draw:name="Vertikaler Textplatzhalter 2" svg:x="0.58507in" svg:y="0.58507in" svg:width="5.3316in" svg:height="9.32292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Textmasterformat bearbeiten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Zweite Ebene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ünfte Ebene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est PDF Converter</dc:title>
    <meta:initial-creator>Mathias Markl</meta:initial-creator>
    <dc:creator>Mathias Markl</dc:creator>
    <meta:creation-date>2017-07-23T13:24:00Z</meta:creation-date>
    <dc:date>2017-07-23T15:31:27Z</dc:date>
    <meta:print-date>2017-07-23T13:28:00Z</meta:print-date>
    <meta:template xlink:href="TM03457496%5b%5bfn=Parallax%5d%5d" xlink:type="simple"/>
    <meta:editing-cycles>2</meta:editing-cycles>
    <meta:editing-duration>PT0S</meta:editing-duration>
    <meta:document-statistic meta:page-count="1" meta:paragraph-count="1" meta:word-count="3" meta:character-count="120" meta:row-count="1" meta:non-whitespace-character-count="103"/>
  </office:meta>
</office:document-meta>
</file>